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E22]" office:value-type="float" office:value="14" calcext:value-type="float">
            <text:p>14</text:p>
          </table:table-cell>
          <table:table-cell table:formula="of:=[.D32]-40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.00.0000</text:date>, <text:time style:data-style-name="N2" text:time-value="19:44:16.290503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6-10T19:46:26.770147794</dc:date>
    <meta:editing-duration>PT1H36M9S</meta:editing-duration>
    <meta:editing-cycles>50</meta:editing-cycles>
    <meta:document-statistic meta:table-count="1" meta:cell-count="71" meta:object-count="0"/>
  </office:meta>
</office:document-meta>
</file>